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9223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9223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officeooo:paragraph-rsid="0009223a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paragraph-rsid="0009223a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09223a" officeooo:paragraph-rsid="0009223a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09223a" officeooo:paragraph-rsid="0009223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09223a" officeooo:paragraph-rsid="0009ebf6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officeooo:rsid="0009ebf6" officeooo:paragraph-rsid="0009ebf6"/>
    </style:style>
    <style:style style:name="P9" style:family="paragraph" style:parent-style-name="Text_20_body">
      <style:text-properties officeooo:rsid="000a8c5f" officeooo:paragraph-rsid="000a8c5f"/>
    </style:style>
    <style:style style:name="P10" style:family="paragraph" style:parent-style-name="Text_20_body">
      <style:text-properties officeooo:paragraph-rsid="000a8c5f"/>
    </style:style>
    <style:style style:name="T1" style:family="text">
      <style:text-properties officeooo:rsid="0009223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32a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32ab" style:font-style-asian="normal" style:font-style-complex="normal"/>
    </style:style>
    <style:style style:name="T6" style:family="text">
      <style:text-properties fo:font-style="normal" officeooo:rsid="000a8c5f" style:font-style-asian="normal" style:font-style-complex="normal"/>
    </style:style>
    <style:style style:name="T7" style:family="text">
      <style:text-properties officeooo:rsid="0009ebf6"/>
    </style:style>
    <style:style style:name="T8" style:family="text">
      <style:text-properties officeooo:rsid="000a32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YE042 Τεχνολογίες Διαδικτύου</text:p>
      <text:p text:style-name="P2"/>
      <text:p text:style-name="Subtitle">Εργαστηριακή Άσκηση 1</text:p>
      <text:p text:style-name="P3">Εφαρμογή ιστού για κοινοχρησία φωτογραφιών στο Ruby-on-Rails</text:p>
      <text:p text:style-name="P4"/>
      <text:p text:style-name="P4"/>
      <text:h text:style-name="Heading_20_2" text:outline-level="2">Εισαγωγή</text:h>
      <text:p text:style-name="P5"/>
      <text:p text:style-name="P6">Σκοπός αυτής της εργασίας ήταν να δημιουργήσουμε μια <text:span text:style-name="T2">Web </text:span>εφαρμογή χρησιμοποιώντας το framework <text:span text:style-name="T2">Ruby-on-Rails </text:span>το οποίο υλοποιεί το <text:span text:style-name="T2">MVC </text:span>pattern. H εφαρμογή επιτρέπει την εγγραφή διάφορων χρηστών που μπορούν να ακολουθούν άλλους χρήστες, το ανέβασμα φωτογραφιών, το σχολιασμό των φωτογραφιών και την προσθήκη tag στις φωτογραφίες. </text:p>
      <text:p text:style-name="P7">Βασιζόμενοι στην αρχική έκδοση της εφαρμογής προσθέσαμε επιπλέον λειτουργίες, τροποποιώντας <text:span text:style-name="T7">τα ήδη υπάρχοντα στοιχεία είτε προσθέτωντας καινουργια. </text:span></text:p>
      <text:p text:style-name="P7"/>
      <text:h text:style-name="Heading_20_2" text:outline-level="2">Υλοποίησ<text:span text:style-name="T7">η</text:span></text:h>
      <text:h text:style-name="Heading_20_3" text:outline-level="3">Προσθήκη τίτλου στις φωτογραφίες</text:h>
      <text:p text:style-name="Heading">Ζητούμενο:</text:p>
      <text:p text:style-name="P8">Κάθε φωτογραφία θα πρέπει να περιέχει ένα τίτλο. Ο χρήστης όταν ανεβάζει μια νέα φωτογραφία προσθέτει και τον τίτλο, διαφορετικά εμφανίζεται μήνυμα ώστε να ξαναπροσπαθήσει. Όταν οι φωτογραφίες εμφανίζονται θα έχουν στο πάνω μέρος και τον τίτλο της. </text:p>
      <text:p text:style-name="P10"><text:span text:style-name="T7">Αρχικά για την υλοποίηση αυτής της λειτουργίας χρειάζεται να προσθέσουμε στη φόρμα όπου γίνεται η προσθήκη της νεας φωτογραφίας ένα νέο πεδίο “title” τύπου text_field ώστε να εισαχθεί και ο τίτλος μαζί με τις άλλες παραμέτρους της φωτογραφίας. Αυτό γίνεται στον ‘προβολέα’ </text:span><text:span text:style-name="T3">new.html.haml </text:span><text:span text:style-name="T5">και πλέον ο ‘ελεγκτής’ έχει πρόσβαση στις παραμέτρους </text:span><text:span text:style-name="T6">params[: ... ]</text:span><text:span text:style-name="T5"> ώστε να δημιουργήσει μια νέα φωτογραφία. </text:span></text:p>
      <text:p text:style-name="P10"><text:span text:style-name="T5">Επίσης στην private μέθοδο photo_</text:span><text:span text:style-name="T6">params του ‘ελεγκτή’ προσθέσαμε την παράμετρο :title για μεγαλύτερο έλεγχο των παραμέτρων από τον “Action Controller” ώστε να μην μπορούν χρήστες να ενημέρωσουν πεδία που δεν ορίζονται ρητά. <text:s/></text:span></text:p>
      <text:p text:style-name="P9"><text:span text:style-name="T6">Τ</text:span><text:span text:style-name="T4">έλος για την τροποποίηση του σχήματος της βάσης δεδομένων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weight="bold" officeooo:paragraph-rsid="0009223a" style:font-weight-asian="bold" style:font-weight-complex="bold"/>
    </style:style>
    <style:style style:name="MT1" style:family="text">
      <style:text-properties officeooo:rsid="0009223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Τμήμα Μηχ. Η/Υ &amp; Πληροφορικής,<text:tab/><text:tab/><text:tab/><text:tab/><text:tab/><text:span text:style-name="MT1">Ζώης Νικόλαος (2103)</text:span></text:p>
        <text:p text:style-name="MP1">Πανεπιστήμιο Ιωαννίνων, Ιωάννινα<text:tab/><text:tab/><text:tab/><text:tab/><text:tab/><text:span text:style-name="MT1">Τσιόλκας Μιχαήλ (2152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1:40:46.498580021</meta:creation-date>
    <dc:date>2018-11-21T02:24:07.172633101</dc:date>
    <meta:editing-duration>PT19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236" meta:character-count="1689" meta:non-whitespace-character-count="1453"/>
  </office:meta>
</office:document-meta>
</file>